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3" style:family="paragraph" style:parent-style-name="Standard" style:master-page-name="Standard">
      <style:paragraph-properties fo:margin-left="0in" fo:margin-right="0in" fo:line-height="115%" fo:text-indent="0in" style:auto-text-indent="false" style:page-number="auto" fo:break-before="auto" fo:break-after="auto" style:writing-mode="lr-tb"/>
    </style:style>
    <style:style style:name="T1" style:family="text">
      <style:text-properties officeooo:rsid="00218c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The programming styles in the three classes HelloWorldV1, HelloWorldV2 and HelloWorldV3, have similarities and differences. All three classes do the the same thing print a string to the screen, but V2 and V3 are more organized. The greater organization of V2 and V3 make easier to incorporate into a larger class, this is the only real advantage of V2 and V3 as V1 smaller and functionally equivalent to the former two.</text:p>
      <text:p text:style-name="P1"><text:tab/>The major differences between the program lay not in the content of the code but how the code is grouped in relation the the main function. <text:s/>In V1 the two printf() calls are in main then the program exits, on the other hand those same two lines are placed in a function in V2, printTwoLines(). By grouping code <text:span text:style-name="T1">into</text:span> descriptively named functions the code becomes cleaner and self documenting.</text:p>
      <text:p text:style-name="P1"><text:tab/>V3 is written using object oriented techniques printTwoLines() is placed in an object, that is created in main() then the object method is invoked.</text:p>
      <text:p text:style-name="P2">Of the three classes I prefer V2 <text:s/>it’s the cleanest and most descriptive of the three. While OOP is very powerful it does not add anything to V3. V1 is probably the best design <text:span text:style-name="T1">for</text:span> print<text:span text:style-name="T1">ing</text:span> two lines, otherwise pick procedural(V2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$Build-2</meta:generator>
    <dc:title/>
    <meta:initial-creator/>
    <meta:editing-cycles>2</meta:editing-cycles>
    <dc:date>2015-01-16T17:24:43.049345988</dc:date>
    <meta:editing-duration>P0D</meta:editing-duration>
    <meta:document-statistic meta:table-count="0" meta:image-count="0" meta:object-count="0" meta:page-count="1" meta:paragraph-count="4" meta:word-count="205" meta:character-count="1192" meta:non-whitespace-character-count="986"/>
  </office:meta>
</office:document-meta>
</file>